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2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 table:print="false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>
            <text:p>T peak</text:p>
          </table:table-cell>
          <table:table-cell office:value-type="float" office:value="157.28">
            <text:p>157,28</text:p>
          </table:table-cell>
          <table:table-cell office:value-type="float" office:value="-8.25">
            <text:p>-8,25</text:p>
          </table:table-cell>
          <table:table-cell office:value-type="string">
            <text:p>Коэффициент</text:p>
          </table:table-cell>
          <table:table-cell table:formula="of:=([.B1] - [.B2])/([.C1]-[.C2])" office:value-type="float" office:value="-0.0774032459425724">
            <text:p>-0,0774032459</text:p>
          </table:table-cell>
          <table:table-cell/>
          <table:table-cell office:value-type="float" office:value="-0.3">
            <text:p>-0,3</text:p>
          </table:table-cell>
          <table:table-cell table:number-columns-repeated="5"/>
          <table:table-cell office:value-type="float" office:value="122.4">
            <text:p>122,4</text:p>
          </table:table-cell>
          <table:table-cell office:value-type="float" office:value="122.5">
            <text:p>122,5</text:p>
          </table:table-cell>
        </table:table-row>
        <table:table-row table:style-name="ro1">
          <table:table-cell office:value-type="string">
            <text:p>T base</text:p>
          </table:table-cell>
          <table:table-cell office:value-type="float" office:value="156.66">
            <text:p>156,66</text:p>
          </table:table-cell>
          <table:table-cell office:value-type="float" office:value="-0.24">
            <text:p>-0,24</text:p>
          </table:table-cell>
          <table:table-cell table:number-columns-repeated="5"/>
          <table:table-cell office:value-type="string">
            <text:p>Partial Area,l: </text:p>
          </table:table-cell>
          <table:table-cell office:value-type="float" office:value="-136.2">
            <text:p>-136,2</text:p>
          </table:table-cell>
          <table:table-cell table:number-columns-repeated="3"/>
          <table:table-cell office:value-type="float" office:value="122">
            <text:p>122</text:p>
          </table:table-cell>
        </table:table-row>
        <table:table-row table:style-name="ro2">
          <table:table-cell table:number-columns-repeated="8"/>
          <table:table-cell office:value-type="string">
            <text:p>120,21 °C ... 122,00 °C</text:p>
          </table:table-cell>
          <table:table-cell office:value-type="float" office:value="-0.9115">
            <text:p>-0,9115</text:p>
          </table:table-cell>
          <table:table-cell office:value-type="string">
            <text:p>(0,669 %)</text:p>
          </table:table-cell>
          <table:table-cell table:number-columns-repeated="2"/>
          <table:table-cell table:formula="of:=[.$J$2]*[.$N$2]" office:value-type="float" office:value="-16616.4">
            <text:p>-16616,4</text:p>
          </table:table-cell>
        </table:table-row>
        <table:table-row table:style-name="ro2">
          <table:table-cell table:number-columns-repeated="8"/>
          <table:table-cell office:value-type="string">
            <text:p>120,21 °C ... 122,10 °C</text:p>
          </table:table-cell>
          <table:table-cell office:value-type="float" office:value="-1.155">
            <text:p>-1,155</text:p>
          </table:table-cell>
          <table:table-cell office:value-type="string">
            <text:p>(0,847 %)</text:p>
          </table:table-cell>
          <table:table-cell table:number-columns-repeated="2"/>
          <table:table-cell table:style-name="ce1" table:formula="of:=-0.0047*[.$N$3]/8.314/([.$N$1]+273.15)^2*100" office:value-type="float" office:value="0.00600070719557706">
            <text:p>0,01</text:p>
          </table:table-cell>
        </table:table-row>
        <table:table-row table:style-name="ro1">
          <table:table-cell office:value-type="string">
            <text:p>T_ust</text:p>
          </table:table-cell>
          <table:table-cell office:value-type="string">
            <text:p>DSC_signal</text:p>
          </table:table-cell>
          <table:table-cell office:value-type="string">
            <text:p>DSC — b_line</text:p>
          </table:table-cell>
          <table:table-cell office:value-type="string">
            <text:p>T_real</text:p>
          </table:table-cell>
          <table:table-cell office:value-type="string">
            <text:p>S</text:p>
          </table:table-cell>
          <table:table-cell office:value-type="string">
            <text:p>%</text:p>
          </table:table-cell>
          <table:table-cell table:number-columns-repeated="2"/>
          <table:table-cell office:value-type="string">
            <text:p>120,21 °C ... 122,20 °C</text:p>
          </table:table-cell>
          <table:table-cell office:value-type="float" office:value="-1.539">
            <text:p>-1,539</text:p>
          </table:table-cell>
          <table:table-cell office:value-type="string">
            <text:p>(1,129 %)</text:p>
          </table:table-cell>
          <table:table-cell table:number-columns-repeated="3"/>
        </table:table-row>
        <table:table-row table:style-name="ro2">
          <table:table-cell office:value-type="float" office:value="122">
            <text:p>122</text:p>
          </table:table-cell>
          <table:table-cell office:value-type="float" office:value="-0.28">
            <text:p>-0,28</text:p>
          </table:table-cell>
          <table:table-cell table:formula="of:=[.$B6]+0.23" office:value-type="float" office:value="-0.05">
            <text:p>-0,05</text:p>
          </table:table-cell>
          <table:table-cell table:formula="of:=[.$A6]-[.$E$1]*[.$C6]" office:value-type="float" office:value="121.996129837703">
            <text:p>121,9961298377</text:p>
          </table:table-cell>
          <table:table-cell office:value-type="float" office:value="-0.9115">
            <text:p>-0,9115</text:p>
          </table:table-cell>
          <table:table-cell table:formula="of:=(-136.2+[.$G$1])/([.$E6]+[.$G$1])" office:value-type="float" office:value="112.670243499794">
            <text:p>112,6702434998</text:p>
          </table:table-cell>
          <table:table-cell table:number-columns-repeated="2"/>
          <table:table-cell office:value-type="string">
            <text:p>120,21 °C ... 122,30 °C</text:p>
          </table:table-cell>
          <table:table-cell office:value-type="float" office:value="-2.159">
            <text:p>-2,159</text:p>
          </table:table-cell>
          <table:table-cell office:value-type="string">
            <text:p>(1,585 %)</text:p>
          </table:table-cell>
          <table:table-cell table:number-columns-repeated="3"/>
        </table:table-row>
        <table:table-row table:style-name="ro2">
          <table:table-cell table:formula="of:=[.$A6] + 0.1" office:value-type="float" office:value="122.1">
            <text:p>122,1</text:p>
          </table:table-cell>
          <table:table-cell office:value-type="float" office:value="-0.3">
            <text:p>-0,3</text:p>
          </table:table-cell>
          <table:table-cell table:formula="of:=[.$B7]+0.23" office:value-type="float" office:value="-0.07">
            <text:p>-0,07</text:p>
          </table:table-cell>
          <table:table-cell table:formula="of:=[.$A7]-[.$E$1]*[.$C7]" office:value-type="float" office:value="122.094581772784">
            <text:p>122,0945817728</text:p>
          </table:table-cell>
          <table:table-cell office:value-type="float" office:value="-1.155">
            <text:p>-1,155</text:p>
          </table:table-cell>
          <table:table-cell table:formula="of:=(-136.2+[.$G$1])/([.$E7]+[.$G$1])" office:value-type="float" office:value="93.8144329896907">
            <text:p>93,8144329897</text:p>
          </table:table-cell>
          <table:table-cell table:number-columns-repeated="2"/>
          <table:table-cell office:value-type="string">
            <text:p>120,21 °C ... 122,40 °C</text:p>
          </table:table-cell>
          <table:table-cell office:value-type="float" office:value="-3.341">
            <text:p>-3,341</text:p>
          </table:table-cell>
          <table:table-cell office:value-type="string">
            <text:p>(2,452 %)</text:p>
          </table:table-cell>
          <table:table-cell table:number-columns-repeated="3"/>
        </table:table-row>
        <table:table-row table:style-name="ro2">
          <table:table-cell table:formula="of:=[.$A7] + 0.1" office:value-type="float" office:value="122.2">
            <text:p>122,2</text:p>
          </table:table-cell>
          <table:table-cell office:value-type="float" office:value="-0.35">
            <text:p>-0,35</text:p>
          </table:table-cell>
          <table:table-cell table:formula="of:=[.$B8]+0.23" office:value-type="float" office:value="-0.12">
            <text:p>-0,12</text:p>
          </table:table-cell>
          <table:table-cell table:formula="of:=[.$A8]-[.$E$1]*[.$C8]" office:value-type="float" office:value="122.190711610487">
            <text:p>122,1907116105</text:p>
          </table:table-cell>
          <table:table-cell office:value-type="float" office:value="-1.539">
            <text:p>-1,539</text:p>
          </table:table-cell>
          <table:table-cell table:formula="of:=(-136.2+[.$G$1])/([.$E8]+[.$G$1])" office:value-type="float" office:value="74.2251223491028">
            <text:p>74,2251223491</text:p>
          </table:table-cell>
          <table:table-cell table:number-columns-repeated="2"/>
          <table:table-cell office:value-type="string">
            <text:p>120,21 °C ... 122,50 °C</text:p>
          </table:table-cell>
          <table:table-cell office:value-type="float" office:value="-5.74">
            <text:p>-5,74</text:p>
          </table:table-cell>
          <table:table-cell office:value-type="string">
            <text:p>(4,213 %)</text:p>
          </table:table-cell>
          <table:table-cell table:number-columns-repeated="3"/>
        </table:table-row>
        <table:table-row table:style-name="ro2">
          <table:table-cell table:formula="of:=[.$A8] + 0.1" office:value-type="float" office:value="122.3">
            <text:p>122,3</text:p>
          </table:table-cell>
          <table:table-cell office:value-type="float" office:value="-0.45">
            <text:p>-0,45</text:p>
          </table:table-cell>
          <table:table-cell table:formula="of:=[.$B9]+0.23" office:value-type="float" office:value="-0.22">
            <text:p>-0,22</text:p>
          </table:table-cell>
          <table:table-cell table:formula="of:=[.$A9]-[.$E$1]*[.$C9]" office:value-type="float" office:value="122.282971285893">
            <text:p>122,2829712859</text:p>
          </table:table-cell>
          <table:table-cell office:value-type="float" office:value="-2.159">
            <text:p>-2,159</text:p>
          </table:table-cell>
          <table:table-cell table:formula="of:=(-136.2+[.$G$1])/([.$E9]+[.$G$1])" office:value-type="float" office:value="55.5103700691338">
            <text:p>55,5103700691</text:p>
          </table:table-cell>
          <table:table-cell table:number-columns-repeated="2"/>
          <table:table-cell office:value-type="string">
            <text:p>120,21 °C ... 122,60 °C</text:p>
          </table:table-cell>
          <table:table-cell office:value-type="float" office:value="-10.55">
            <text:p>-10,55</text:p>
          </table:table-cell>
          <table:table-cell office:value-type="string">
            <text:p>(7,741 %)</text:p>
          </table:table-cell>
          <table:table-cell table:number-columns-repeated="3"/>
        </table:table-row>
        <table:table-row table:style-name="ro2">
          <table:table-cell table:formula="of:=[.$A9] + 0.1" office:value-type="float" office:value="122.4">
            <text:p>122,4</text:p>
          </table:table-cell>
          <table:table-cell office:value-type="float" office:value="-0.66">
            <text:p>-0,66</text:p>
          </table:table-cell>
          <table:table-cell table:formula="of:=[.$B10]+0.23" office:value-type="float" office:value="-0.43">
            <text:p>-0,43</text:p>
          </table:table-cell>
          <table:table-cell table:formula="of:=[.$A10]-[.$E$1]*[.$C10]" office:value-type="float" office:value="122.366716604245">
            <text:p>122,3667166042</text:p>
          </table:table-cell>
          <table:table-cell office:value-type="float" office:value="-3.341">
            <text:p>-3,341</text:p>
          </table:table-cell>
          <table:table-cell table:formula="of:=(-136.2+[.$G$1])/([.$E10]+[.$G$1])" office:value-type="float" office:value="37.4897006316946">
            <text:p>37,4897006317</text:p>
          </table:table-cell>
          <table:table-cell table:number-columns-repeated="2"/>
          <table:table-cell office:value-type="string">
            <text:p>120,21 °C ... 122,70 °C</text:p>
          </table:table-cell>
          <table:table-cell office:value-type="float" office:value="-18.84">
            <text:p>-18,84</text:p>
          </table:table-cell>
          <table:table-cell office:value-type="string">
            <text:p>(13,831 %)</text:p>
          </table:table-cell>
          <table:table-cell table:number-columns-repeated="3"/>
        </table:table-row>
        <table:table-row table:style-name="ro2">
          <table:table-cell table:formula="of:=[.$A10] + 0.1" office:value-type="float" office:value="122.5">
            <text:p>122,5</text:p>
          </table:table-cell>
          <table:table-cell office:value-type="float" office:value="-1.13">
            <text:p>-1,13</text:p>
          </table:table-cell>
          <table:table-cell table:formula="of:=[.$B11]+0.23" office:value-type="float" office:value="-0.9">
            <text:p>-0,9</text:p>
          </table:table-cell>
          <table:table-cell table:formula="of:=[.$A11]-[.$E$1]*[.$C11]" office:value-type="float" office:value="122.430337078652">
            <text:p>122,4303370787</text:p>
          </table:table-cell>
          <table:table-cell office:value-type="float" office:value="-5.74">
            <text:p>-5,74</text:p>
          </table:table-cell>
          <table:table-cell table:formula="of:=(-136.2+[.$G$1])/([.$E11]+[.$G$1])" office:value-type="float" office:value="22.5993377483444">
            <text:p>22,5993377483</text:p>
          </table:table-cell>
          <table:table-cell table:number-columns-repeated="2"/>
          <table:table-cell office:value-type="string">
            <text:p>120,21 °C ... 122,80 °C</text:p>
          </table:table-cell>
          <table:table-cell office:value-type="float" office:value="-31.22">
            <text:p>-31,22</text:p>
          </table:table-cell>
          <table:table-cell office:value-type="string">
            <text:p>(22,913 %)</text:p>
          </table:table-cell>
          <table:table-cell table:number-columns-repeated="3"/>
        </table:table-row>
        <table:table-row table:style-name="ro2">
          <table:table-cell table:formula="of:=[.$A11] + 0.1" office:value-type="float" office:value="122.6">
            <text:p>122,6</text:p>
          </table:table-cell>
          <table:table-cell office:value-type="float" office:value="-1.94">
            <text:p>-1,94</text:p>
          </table:table-cell>
          <table:table-cell table:formula="of:=[.$B12]+0.23" office:value-type="float" office:value="-1.71">
            <text:p>-1,71</text:p>
          </table:table-cell>
          <table:table-cell table:formula="of:=[.$A12]-[.$E$1]*[.$C12]" office:value-type="float" office:value="122.467640449438">
            <text:p>122,4676404494</text:p>
          </table:table-cell>
          <table:table-cell office:value-type="float" office:value="-10.55">
            <text:p>-10,55</text:p>
          </table:table-cell>
          <table:table-cell table:formula="of:=(-136.2+[.$G$1])/([.$E12]+[.$G$1])" office:value-type="float" office:value="12.5806451612903">
            <text:p>12,5806451613</text:p>
          </table:table-cell>
          <table:table-cell table:number-columns-repeated="2"/>
          <table:table-cell office:value-type="string">
            <text:p>120,21 °C ... 122,90 °C</text:p>
          </table:table-cell>
          <table:table-cell office:value-type="float" office:value="-47">
            <text:p>-47</text:p>
          </table:table-cell>
          <table:table-cell office:value-type="string">
            <text:p>(34,498 %)</text:p>
          </table:table-cell>
          <table:table-cell table:number-columns-repeated="3"/>
        </table:table-row>
        <table:table-row table:style-name="ro2">
          <table:table-cell table:formula="of:=[.$A12] + 0.1" office:value-type="float" office:value="122.7">
            <text:p>122,7</text:p>
          </table:table-cell>
          <table:table-cell office:value-type="float" office:value="-2.9">
            <text:p>-2,9</text:p>
          </table:table-cell>
          <table:table-cell table:formula="of:=[.$B13]+0.23" office:value-type="float" office:value="-2.67">
            <text:p>-2,67</text:p>
          </table:table-cell>
          <table:table-cell table:formula="of:=[.$A13]-[.$E$1]*[.$C13]" office:value-type="float" office:value="122.493333333333">
            <text:p>122,4933333333</text:p>
          </table:table-cell>
          <table:table-cell office:value-type="float" office:value="-18.84">
            <text:p>-18,84</text:p>
          </table:table-cell>
          <table:table-cell table:formula="of:=(-136.2+[.$G$1])/([.$E13]+[.$G$1])" office:value-type="float" office:value="7.13166144200627">
            <text:p>7,131661442</text:p>
          </table:table-cell>
          <table:table-cell table:number-columns-repeated="2"/>
          <table:table-cell office:value-type="string">
            <text:p>120,21 °C ... 123,00 °C</text:p>
          </table:table-cell>
          <table:table-cell office:value-type="float" office:value="-66.99">
            <text:p>-66,99</text:p>
          </table:table-cell>
          <table:table-cell office:value-type="string">
            <text:p>(49,167 %)</text:p>
          </table:table-cell>
          <table:table-cell table:number-columns-repeated="3"/>
        </table:table-row>
        <table:table-row table:style-name="ro2">
          <table:table-cell table:formula="of:=[.$A13] + 0.1" office:value-type="float" office:value="122.8">
            <text:p>122,8</text:p>
          </table:table-cell>
          <table:table-cell office:value-type="float" office:value="-3.93">
            <text:p>-3,93</text:p>
          </table:table-cell>
          <table:table-cell table:formula="of:=[.$B14]+0.23" office:value-type="float" office:value="-3.7">
            <text:p>-3,7</text:p>
          </table:table-cell>
          <table:table-cell table:formula="of:=[.$A14]-[.$E$1]*[.$C14]" office:value-type="float" office:value="122.513607990012">
            <text:p>122,51360799</text:p>
          </table:table-cell>
          <table:table-cell office:value-type="float" office:value="-31.22">
            <text:p>-31,22</text:p>
          </table:table-cell>
          <table:table-cell table:formula="of:=(-136.2+[.$G$1])/([.$E14]+[.$G$1])" office:value-type="float" office:value="4.33058375634518">
            <text:p>4,3305837563</text:p>
          </table:table-cell>
          <table:table-cell table:number-columns-repeated="2"/>
          <table:table-cell office:value-type="string">
            <text:p>120,21 °C ... 123,10 °C</text:p>
          </table:table-cell>
          <table:table-cell office:value-type="float" office:value="-90.31">
            <text:p>-90,31</text:p>
          </table:table-cell>
          <table:table-cell office:value-type="string">
            <text:p>(66,283 %)</text:p>
          </table:table-cell>
          <table:table-cell table:number-columns-repeated="3"/>
        </table:table-row>
        <table:table-row table:style-name="ro2">
          <table:table-cell table:formula="of:=[.$A14] + 0.1" office:value-type="float" office:value="122.9">
            <text:p>122,9</text:p>
          </table:table-cell>
          <table:table-cell office:value-type="float" office:value="-4.92">
            <text:p>-4,92</text:p>
          </table:table-cell>
          <table:table-cell table:formula="of:=[.$B15]+0.23" office:value-type="float" office:value="-4.69">
            <text:p>-4,69</text:p>
          </table:table-cell>
          <table:table-cell table:formula="of:=[.$A15]-[.$E$1]*[.$C15]" office:value-type="float" office:value="122.536978776529">
            <text:p>122,5369787765</text:p>
          </table:table-cell>
          <table:table-cell office:value-type="float" office:value="-47">
            <text:p>-47</text:p>
          </table:table-cell>
          <table:table-cell table:formula="of:=(-136.2+[.$G$1])/([.$E15]+[.$G$1])" office:value-type="float" office:value="2.88583509513742">
            <text:p>2,8858350951</text:p>
          </table:table-cell>
          <table:table-cell table:number-columns-repeated="2"/>
          <table:table-cell office:value-type="string">
            <text:p>120,21 °C ... 123,15 °C</text:p>
          </table:table-cell>
          <table:table-cell office:value-type="float" office:value="-102.7">
            <text:p>-102,7</text:p>
          </table:table-cell>
          <table:table-cell office:value-type="string">
            <text:p>(75,413 %)</text:p>
          </table:table-cell>
          <table:table-cell table:number-columns-repeated="3"/>
        </table:table-row>
        <table:table-row table:style-name="ro2">
          <table:table-cell table:formula="of:=[.$A15] + 0.1" office:value-type="float" office:value="123">
            <text:p>123</text:p>
          </table:table-cell>
          <table:table-cell office:value-type="float" office:value="-5.87">
            <text:p>-5,87</text:p>
          </table:table-cell>
          <table:table-cell table:formula="of:=[.$B16]+0.23" office:value-type="float" office:value="-5.64">
            <text:p>-5,64</text:p>
          </table:table-cell>
          <table:table-cell table:formula="of:=[.$A16]-[.$E$1]*[.$C16]" office:value-type="float" office:value="122.563445692884">
            <text:p>122,5634456929</text:p>
          </table:table-cell>
          <table:table-cell office:value-type="float" office:value="-66.99">
            <text:p>-66,99</text:p>
          </table:table-cell>
          <table:table-cell table:formula="of:=(-136.2+[.$G$1])/([.$E16]+[.$G$1])" office:value-type="float" office:value="2.02853321444494">
            <text:p>2,0285332144</text:p>
          </table:table-cell>
          <table:table-cell table:number-columns-repeated="8"/>
        </table:table-row>
        <table:table-row table:style-name="ro2">
          <table:table-cell table:formula="of:=[.$A16] + 0.1" office:value-type="float" office:value="123.1">
            <text:p>123,1</text:p>
          </table:table-cell>
          <table:table-cell office:value-type="float" office:value="-6.65">
            <text:p>-6,65</text:p>
          </table:table-cell>
          <table:table-cell table:formula="of:=[.$B17]+0.23" office:value-type="float" office:value="-6.42">
            <text:p>-6,42</text:p>
          </table:table-cell>
          <table:table-cell table:formula="of:=[.$A17]-[.$E$1]*[.$C17]" office:value-type="float" office:value="122.603071161049">
            <text:p>122,603071161</text:p>
          </table:table-cell>
          <table:table-cell office:value-type="float" office:value="-90.31">
            <text:p>-90,31</text:p>
          </table:table-cell>
          <table:table-cell table:formula="of:=(-136.2+[.$G$1])/([.$E17]+[.$G$1])" office:value-type="float" office:value="1.506456241033">
            <text:p>1,506456241</text:p>
          </table:table-cell>
          <table:table-cell table:number-columns-repeated="8"/>
        </table:table-row>
        <table:table-row table:style-name="ro2">
          <table:table-cell office:value-type="float" office:value="123.15">
            <text:p>123,15</text:p>
          </table:table-cell>
          <table:table-cell office:value-type="float" office:value="-6.78">
            <text:p>-6,78</text:p>
          </table:table-cell>
          <table:table-cell table:formula="of:=[.$B18]+0.23" office:value-type="float" office:value="-6.55">
            <text:p>-6,55</text:p>
          </table:table-cell>
          <table:table-cell table:formula="of:=[.$A18]-[.$E$1]*[.$C18]" office:value-type="float" office:value="122.643008739076">
            <text:p>122,6430087391</text:p>
          </table:table-cell>
          <table:table-cell office:value-type="float" office:value="-102.7">
            <text:p>-102,7</text:p>
          </table:table-cell>
          <table:table-cell table:formula="of:=(-136.2+[.$G$1])/([.$E18]+[.$G$1])" office:value-type="float" office:value="1.3252427184466">
            <text:p>1,3252427184</text:p>
          </table:table-cell>
          <table:table-cell table:number-columns-repeated="8"/>
        </table:table-row>
        <table:table-row table:style-name="ro2" table:number-rows-repeated="4">
          <table:table-cell table:number-columns-repeated="14"/>
        </table:table-row>
        <table:table-row table:style-name="ro2">
          <table:table-cell table:number-columns-repeated="5"/>
          <table:table-cell>
            <draw:frame table:end-cell-address="Лист1.R51" table:end-x="1.302cm" table:end-y="0.126cm" draw:z-index="0" draw:style-name="gr1" draw:text-style-name="P1" svg:width="29.781cm" svg:height="12.613cm" svg:x="0.067cm" svg:y="0.158cm">
              <draw:object draw:notify-on-update-of-ranges="Лист1.F6:Лист1.F15 Лист1.D6:Лист1.D1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</table:table>
      <table:table table:name="Лист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8.12.2017</text:date>, <text:time>12:16:3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10:58:40.22</meta:creation-date>
    <dc:date>2017-12-08T12:16:36.91</dc:date>
    <meta:editing-duration>PT1H2M46S</meta:editing-duration>
    <meta:editing-cycles>2</meta:editing-cycles>
    <meta:generator>OpenOffice/4.1.1$Win32 OpenOffice.org_project/411m6$Build-9775</meta:generator>
    <meta:document-statistic meta:table-count="3" meta:cell-count="13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782cm" svg:height="12.614cm" xlink:href=".." xlink:type="simple" chart:class="chart:scatter" chart:column-mapping="1 0" chart:style-name="ch1">
        <chart:legend chart:legend-position="end" svg:x="24.945cm" svg:y="5.733cm" style:legend-expansion="high" chart:style-name="ch2"/>
        <chart:plot-area chart:style-name="ch3" table:cell-range-address="Лист1.F6:Лист1.F15 Лист1.D6:Лист1.D15" svg:x="1.045cm" svg:y="1.143cm" svg:width="22.71cm" svg:height="10.799cm">
          <chartooo:coordinate-region svg:x="2.143cm" svg:y="1.356cm" svg:width="21.332cm" svg:height="9.9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D6:Лист1.D15" chart:class="chart:scatter">
            <chart:domain table:cell-range-address="Лист1.F6:Лист1.F15"/>
            <chart:regression-curve chart:style-name="ch7">
              <chart:equation chart:display-r-square="true" svg:x="7.889cm" svg:y="1.313cm"/>
            </chart:regression-curve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F</text:p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2.670243499794">
                <text:p>112.670243499794</text:p>
                <draw:g>
                  <svg:desc>Лист1.F6:Лист1.F15</svg:desc>
                </draw:g>
              </table:table-cell>
              <table:table-cell office:value-type="float" office:value="121.996129837703">
                <text:p>121.996129837703</text:p>
                <draw:g>
                  <svg:desc>Лист1.D6:Лист1.D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3.8144329896907">
                <text:p>93.8144329896907</text:p>
              </table:table-cell>
              <table:table-cell office:value-type="float" office:value="122.094581772784">
                <text:p>122.0945817727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4.2251223491028">
                <text:p>74.2251223491028</text:p>
              </table:table-cell>
              <table:table-cell office:value-type="float" office:value="122.190711610487">
                <text:p>122.1907116104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.5103700691338">
                <text:p>55.5103700691338</text:p>
              </table:table-cell>
              <table:table-cell office:value-type="float" office:value="122.282971285893">
                <text:p>122.2829712858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.4897006316946">
                <text:p>37.4897006316946</text:p>
              </table:table-cell>
              <table:table-cell office:value-type="float" office:value="122.366716604245">
                <text:p>122.3667166042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.5993377483444">
                <text:p>22.5993377483444</text:p>
              </table:table-cell>
              <table:table-cell office:value-type="float" office:value="122.430337078652">
                <text:p>122.4303370786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5806451612903">
                <text:p>12.5806451612903</text:p>
              </table:table-cell>
              <table:table-cell office:value-type="float" office:value="122.467640449438">
                <text:p>122.4676404494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13166144200627">
                <text:p>7.13166144200627</text:p>
              </table:table-cell>
              <table:table-cell office:value-type="float" office:value="122.493333333333">
                <text:p>122.49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33058375634518">
                <text:p>4.33058375634518</text:p>
              </table:table-cell>
              <table:table-cell office:value-type="float" office:value="122.513607990012">
                <text:p>122.5136079900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88583509513742">
                <text:p>2.88583509513742</text:p>
              </table:table-cell>
              <table:table-cell office:value-type="float" office:value="122.536978776529">
                <text:p>122.5369787765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